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b3af" officeooo:paragraph-rsid="001bb3af"/>
    </style:style>
    <style:style style:name="P2" style:family="paragraph" style:parent-style-name="Standard">
      <style:text-properties officeooo:rsid="001bb3af" officeooo:paragraph-rsid="001d950c"/>
    </style:style>
    <style:style style:name="P3" style:family="paragraph" style:parent-style-name="Standard">
      <style:text-properties officeooo:paragraph-rsid="001bb3af"/>
    </style:style>
    <style:style style:name="P4" style:family="paragraph" style:parent-style-name="Text_20_body">
      <style:text-properties officeooo:rsid="00260d45" officeooo:paragraph-rsid="00260d45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 style:list-style-name=""/>
    <style:style style:name="P7" style:family="paragraph" style:parent-style-name="Heading_20_2">
      <style:paragraph-properties fo:break-before="page"/>
    </style:style>
    <style:style style:name="P8" style:family="paragraph" style:parent-style-name="Heading_20_3">
      <style:text-properties officeooo:paragraph-rsid="001d950c"/>
    </style:style>
    <style:style style:name="P9" style:family="paragraph" style:parent-style-name="Text_20_body">
      <style:text-properties officeooo:rsid="00260d45" officeooo:paragraph-rsid="00260d45"/>
    </style:style>
    <style:style style:name="P10" style:family="paragraph" style:parent-style-name="Text_20_body">
      <style:text-properties officeooo:rsid="0028d491" officeooo:paragraph-rsid="002a9ad7"/>
    </style:style>
    <style:style style:name="P11" style:family="paragraph" style:parent-style-name="Text_20_body">
      <style:text-properties officeooo:paragraph-rsid="002a9ad7"/>
    </style:style>
    <style:style style:name="P12" style:family="paragraph" style:parent-style-name="Text_20_body">
      <style:text-properties officeooo:rsid="002c8855" officeooo:paragraph-rsid="002c8855"/>
    </style:style>
    <style:style style:name="P13" style:family="paragraph" style:parent-style-name="Text_20_body">
      <style:text-properties officeooo:paragraph-rsid="00370dda"/>
    </style:style>
    <style:style style:name="P14" style:family="paragraph" style:parent-style-name="Text_20_body">
      <style:text-properties officeooo:paragraph-rsid="0037c3e4"/>
    </style:style>
    <style:style style:name="P15" style:family="paragraph" style:parent-style-name="Text_20_body">
      <style:text-properties officeooo:paragraph-rsid="00380489"/>
    </style:style>
    <style:style style:name="P16" style:family="paragraph" style:parent-style-name="Text_20_body">
      <style:text-properties officeooo:paragraph-rsid="0039ce81"/>
    </style:style>
    <style:style style:name="P17" style:family="paragraph" style:parent-style-name="Text_20_body">
      <style:text-properties officeooo:paragraph-rsid="003ac2a7"/>
    </style:style>
    <style:style style:name="P18" style:family="paragraph" style:parent-style-name="Text_20_body">
      <style:text-properties officeooo:paragraph-rsid="003cfd94"/>
    </style:style>
    <style:style style:name="P19" style:family="paragraph" style:parent-style-name="Text_20_body">
      <style:text-properties officeooo:paragraph-rsid="003e061b"/>
    </style:style>
    <style:style style:name="T1" style:family="text">
      <style:text-properties officeooo:rsid="001bb3af"/>
    </style:style>
    <style:style style:name="T2" style:family="text">
      <style:text-properties officeooo:rsid="001c06e0"/>
    </style:style>
    <style:style style:name="T3" style:family="text">
      <style:text-properties officeooo:rsid="001edf13"/>
    </style:style>
    <style:style style:name="T4" style:family="text">
      <style:text-properties officeooo:rsid="002081cb"/>
    </style:style>
    <style:style style:name="T5" style:family="text">
      <style:text-properties officeooo:rsid="00212938"/>
    </style:style>
    <style:style style:name="T6" style:family="text">
      <style:text-properties officeooo:rsid="0026485a"/>
    </style:style>
    <style:style style:name="T7" style:family="text">
      <style:text-properties officeooo:rsid="0026710d"/>
    </style:style>
    <style:style style:name="T8" style:family="text">
      <style:text-properties officeooo:rsid="0028d491"/>
    </style:style>
    <style:style style:name="T9" style:family="text">
      <style:text-properties officeooo:rsid="002a9ad7"/>
    </style:style>
    <style:style style:name="T10" style:family="text">
      <style:text-properties officeooo:rsid="002c104c"/>
    </style:style>
    <style:style style:name="T11" style:family="text">
      <style:text-properties officeooo:rsid="002d00f5"/>
    </style:style>
    <style:style style:name="T12" style:family="text">
      <style:text-properties officeooo:rsid="002e3d19"/>
    </style:style>
    <style:style style:name="T13" style:family="text">
      <style:text-properties officeooo:rsid="002fec0f"/>
    </style:style>
    <style:style style:name="T14" style:family="text">
      <style:text-properties officeooo:rsid="003026d3"/>
    </style:style>
    <style:style style:name="T15" style:family="text">
      <style:text-properties officeooo:rsid="00306811"/>
    </style:style>
    <style:style style:name="T16" style:family="text">
      <style:text-properties officeooo:rsid="0031ab63"/>
    </style:style>
    <style:style style:name="T17" style:family="text">
      <style:text-properties officeooo:rsid="00338f42"/>
    </style:style>
    <style:style style:name="T18" style:family="text">
      <style:text-properties officeooo:rsid="00365ef9"/>
    </style:style>
    <style:style style:name="T19" style:family="text">
      <style:text-properties officeooo:rsid="00368ab5"/>
    </style:style>
    <style:style style:name="T20" style:family="text">
      <style:text-properties officeooo:rsid="00370dda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370dda" style:font-weight-asian="bold" style:font-weight-complex="bold"/>
    </style:style>
    <style:style style:name="T23" style:family="text">
      <style:text-properties fo:font-weight="bold" officeooo:rsid="00306811" style:font-weight-asian="bold" style:font-weight-complex="bold"/>
    </style:style>
    <style:style style:name="T24" style:family="text">
      <style:text-properties fo:font-weight="bold" officeooo:rsid="0026485a" style:font-weight-asian="bold" style:font-weight-complex="bold"/>
    </style:style>
    <style:style style:name="T25" style:family="text">
      <style:text-properties fo:font-weight="bold" officeooo:rsid="0026710d" style:font-weight-asian="bold" style:font-weight-complex="bold"/>
    </style:style>
    <style:style style:name="T26" style:family="text">
      <style:text-properties fo:font-weight="bold" officeooo:rsid="0028d491" style:font-weight-asian="bold" style:font-weight-complex="bold"/>
    </style:style>
    <style:style style:name="T27" style:family="text">
      <style:text-properties fo:font-weight="bold" officeooo:rsid="0037c3e4" style:font-weight-asian="bold" style:font-weight-complex="bold"/>
    </style:style>
    <style:style style:name="T28" style:family="text">
      <style:text-properties fo:font-weight="bold" officeooo:rsid="0031ab63" style:font-weight-asian="bold" style:font-weight-complex="bold"/>
    </style:style>
    <style:style style:name="T29" style:family="text">
      <style:text-properties fo:font-weight="bold" officeooo:rsid="002a9ad7" style:font-weight-asian="bold" style:font-weight-complex="bold"/>
    </style:style>
    <style:style style:name="T30" style:family="text">
      <style:text-properties fo:font-weight="bold" officeooo:rsid="002c104c" style:font-weight-asian="bold" style:font-weight-complex="bold"/>
    </style:style>
    <style:style style:name="T31" style:family="text">
      <style:text-properties fo:font-weight="bold" officeooo:rsid="002d00f5" style:font-weight-asian="bold" style:font-weight-complex="bold"/>
    </style:style>
    <style:style style:name="T32" style:family="text">
      <style:text-properties fo:font-weight="bold" officeooo:rsid="00380489" style:font-weight-asian="bold" style:font-weight-complex="bold"/>
    </style:style>
    <style:style style:name="T33" style:family="text">
      <style:text-properties fo:font-weight="bold" officeooo:rsid="0038161d" style:font-weight-asian="bold" style:font-weight-complex="bold"/>
    </style:style>
    <style:style style:name="T34" style:family="text">
      <style:text-properties officeooo:rsid="0037c3e4"/>
    </style:style>
    <style:style style:name="T35" style:family="text">
      <style:text-properties fo:font-weight="normal" officeooo:rsid="002c104c" style:font-weight-asian="normal" style:font-weight-complex="normal"/>
    </style:style>
    <style:style style:name="T36" style:family="text">
      <style:text-properties fo:font-weight="normal" officeooo:rsid="0037c3e4" style:font-weight-asian="normal" style:font-weight-complex="normal"/>
    </style:style>
    <style:style style:name="T37" style:family="text">
      <style:text-properties officeooo:rsid="00380489"/>
    </style:style>
    <style:style style:name="T38" style:family="text">
      <style:text-properties fo:font-style="normal" fo:font-weight="bold" officeooo:rsid="0037c3e4" style:font-style-asian="normal" style:font-weight-asian="bold" style:font-style-complex="normal" style:font-weight-complex="bold"/>
    </style:style>
    <style:style style:name="T39" style:family="text">
      <style:text-properties officeooo:rsid="0038161d"/>
    </style:style>
    <style:style style:name="T40" style:family="text">
      <style:text-properties officeooo:rsid="003be4b6"/>
    </style:style>
    <style:style style:name="T41" style:family="text">
      <style:text-properties fo:language="en" fo:country="GB" officeooo:rsid="003be4b6"/>
    </style:style>
    <style:style style:name="T42" style:family="text">
      <style:text-properties fo:language="en" fo:country="GB" officeooo:rsid="003c295d"/>
    </style:style>
    <style:style style:name="T43" style:family="text">
      <style:text-properties fo:language="en" fo:country="GB" officeooo:rsid="003cfd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eapons and simple AI</text:h>
      <text:p text:style-name="P1"/>
      <text:p text:style-name="P1">Move in direction of improving visual clarity for player, and giving him a bit more variety in combat.</text:p>
      <text:p text:style-name="P1"/>
      <text:h text:style-name="Heading_20_2" text:outline-level="2">Visual improvements</text:h>
      <text:p text:style-name="P1"/>
      <text:p text:style-name="P1">Improve graphics with weapons. Each unit can carry a weapon. Keep in mind, units can swap weapons and have a lot of them.</text:p>
      <text:p text:style-name="P1"/>
      <text:p text:style-name="P1"/>
      <text:h text:style-name="Heading_20_2" text:outline-level="2">Gameplay improvements</text:h>
      <text:p text:style-name="P1"/>
      <text:h text:style-name="Heading_20_3" text:outline-level="3">Weapons</text:h>
      <text:p text:style-name="P1"/>
      <text:p text:style-name="P1">Units can carry different weapons.</text:p>
      <text:p text:style-name="P1">Equipped weapons give units different bonuses in stats or effects.</text:p>
      <text:p text:style-name="P3"/>
      <text:p text:style-name="P1">At beginning allow player to pick weapons for unit for the whole combat. Enemy units receive random or specific weapon.</text:p>
      <text:p text:style-name="P3"/>
      <text:p text:style-name="P3"/>
      <text:h text:style-name="P8" text:outline-level="3">Units</text:h>
      <text:p text:style-name="P2"/>
      <text:p text:style-name="P2">HP bars for all units and bosses.</text:p>
      <text:p text:style-name="P2"/>
      <text:p text:style-name="P1"/>
      <text:h text:style-name="Heading_20_3" text:outline-level="3">Buying </text:h>
      <text:p text:style-name="P1"/>
      <text:p text:style-name="P3"><text:span text:style-name="T1">Allow player to </text:span><text:span text:style-name="T3">periodically </text:span><text:span text:style-name="T1">buy </text:span><text:span text:style-name="T5">strong</text:span><text:span text:style-name="T1"> unit or spell that </text:span><text:span text:style-name="T2">affects all</text:span><text:span text:style-name="T1"> enemy units, </text:span><text:span text:style-name="T3">as 1 time use free ability</text:span><text:span text:style-name="T1">. </text:span><text:span text:style-name="T4">Unit doesn’t respawn.</text:span></text:p>
      <text:p text:style-name="P1"/>
      <text:p text:style-name="P1"/>
      <text:h text:style-name="Heading_20_3" text:outline-level="3">AI</text:h>
      <text:p text:style-name="P1"/>
      <text:p text:style-name="P1">Enemy units get some change in behavior. Spice it up with some simple random AI.</text:p>
      <text:p text:style-name="P3"/>
      <text:p text:style-name="P3"/>
      <text:h text:style-name="P5" text:outline-level="1">Followup</text:h>
      <text:p text:style-name="P4">Completed: 100%</text:p>
      <text:p text:style-name="P4">Time: 6 working days. 2.6.2020 – 7.6.2020</text:p>
      <text:p text:style-name="P4">All features: 20</text:p>
      <text:p text:style-name="P4">Planned features: 12 (60%)</text:p>
      <text:p text:style-name="P4">Unplanned features: 6 (40%)</text:p>
      <text:p text:style-name="P4">Unplanned changes: 1(5%) (maybe 1 or 2 more)</text:p>
      <text:p text:style-name="P4">Bugfixes: 1 (5%) (there should be way more)</text:p>
      <text:p text:style-name="P4"/>
      <text:p text:style-name="P4">Opinion:</text:p>
      <text:p text:style-name="P4">Satisfied with efficiency of this system. Aim to reduce unplanned features and effeciency around changes.</text:p>
      <text:h text:style-name="P6" text:outline-level="2"/>
      <text:h text:style-name="P7" text:outline-level="2">Playtesting</text:h>
      <text:p text:style-name="P10">Core of the game: command and upgrade units into specialized roles to beat the opposition.</text:p>
      <text:p text:style-name="P12">Playability: play once, max twice. <text:span text:style-name="T19">1 minute.</text:span></text:p>
      <text:p text:style-name="P12">- Increase playability to 5 minutes.</text:p>
      <text:p text:style-name="P12"/>
      <text:p text:style-name="P14"><text:span text:style-name="T6">- Upgrades are </text:span><text:span text:style-name="T20">a </text:span><text:span text:style-name="T22">miss in usability</text:span><text:span text:style-name="T6">. </text:span><text:span text:style-name="T15">And they </text:span><text:span text:style-name="T23">are hard to upgrade</text:span><text:span text:style-name="T15"> at the moment with all the swapping.</text:span></text:p>
      <text:p text:style-name="P19">- <text:span text:style-name="T31">Sending units</text:span><text:span text:style-name="T11"> or spells seems like a </text:span><text:span text:style-name="T31">requirement</text:span><text:span text:style-name="T11"> for fun. </text:span><text:span text:style-name="T34">Something is </text:span><text:span text:style-name="T38">happening constantly</text:span><text:span text:style-name="T11">.</text:span></text:p>
      <text:p text:style-name="P13">- <text:span text:style-name="T8">Basic </text:span><text:span text:style-name="T26">commanding</text:span><text:span text:style-name="T8"> of units feels </text:span><text:span text:style-name="T26">too straight forward</text:span><text:span text:style-name="T8">. </text:span><text:span text:style-name="T41">&gt;&gt; micro and macro</text:span></text:p>
      <text:p text:style-name="P16"><text:span text:style-name="T8">It would be nice to have more </text:span><text:span text:style-name="T22">mini target </text:span><text:span text:style-name="T26">objectives</text:span><text:span text:style-name="T8">, to command units between them. </text:span></text:p>
      <text:p text:style-name="P16"><text:span text:style-name="T20">Like </text:span><text:span text:style-name="T8">money or exp </text:span><text:span text:style-name="T26">pickup pockets</text:span><text:span text:style-name="T8"> </text:span><text:span text:style-name="T20">or </text:span><text:span text:style-name="T22">rally points</text:span><text:span text:style-name="T8">.</text:span></text:p>
      <text:p text:style-name="P18"><text:span text:style-name="T8">Maybe enemies could have </text:span><text:span text:style-name="T26">turrets</text:span><text:span text:style-name="T8">, to make the game </text:span><text:span text:style-name="T26">a bit more difficult</text:span><text:span text:style-name="T8"> and upgrades </text:span><text:span text:style-name="T26">more meaningful</text:span><text:span text:style-name="T8">. </text:span></text:p>
      <text:p text:style-name="P18"><text:span text:style-name="T43">Labyrinths? Map and choke points.</text:span></text:p>
      <text:p text:style-name="P18"><text:span text:style-name="T43"/></text:p>
      <text:p text:style-name="P15"><text:span text:style-name="T37">- </text:span><text:span text:style-name="T32">Choosing isn’t</text:span><text:span text:style-name="T37"> that </text:span><text:span text:style-name="T32">meanigful</text:span><text:span text:style-name="T37">. </text:span><text:span text:style-name="T40">&gt;&gt; </text:span><text:span text:style-name="T41">small</text:span><text:span text:style-name="T40"> scope balance</text:span></text:p>
      <text:p text:style-name="P15"><text:span text:style-name="T16">Current weapons don’t offer that much </text:span><text:span text:style-name="T28">variety</text:span><text:span text:style-name="T16"> </text:span><text:span text:style-name="T17">to make it worth trying other stuff </text:span><text:span text:style-name="T20">to </text:span><text:span text:style-name="T22">organize team </text:span><text:span text:style-name="T27">composition</text:span><text:span text:style-name="T16">. </text:span><text:span text:style-name="T18">Axe vs bow.</text:span></text:p>
      <text:p text:style-name="P15"><text:span text:style-name="T9">Increasing </text:span><text:span text:style-name="T29">range</text:span><text:span text:style-name="T9"> </text:span><text:span text:style-name="T27">from</text:span><text:span text:style-name="T29"> weapons</text:span><text:span text:style-name="T9">.</text:span></text:p>
      <text:p text:style-name="P14"><text:span text:style-name="T12">Tactics are wonky. They could provide bonuses. Base: +dmg vs building </text:span><text:span text:style-name="T13">ignore slow</text:span><text:span text:style-name="T14">s</text:span><text:span text:style-name="T12">. Attack: 30% speed. Base: Reduce dmg 50%</text:span></text:p>
      <text:p text:style-name="P17"><text:span text:style-name="T34">Upgrades offer </text:span><text:span text:style-name="T27">too</text:span><text:span text:style-name="T34"> </text:span><text:span text:style-name="T27">many choices</text:span><text:span text:style-name="T34"> for too many units and are always present. </text:span><text:span text:style-name="T6">They would be better as </text:span><text:span text:style-name="T24">kill exp</text:span><text:span text:style-name="T6"> based. </text:span><text:span text:style-name="T7">And </text:span><text:span text:style-name="T25">hidden until level up</text:span><text:span text:style-name="T7">. </text:span><text:span text:style-name="T39">Might be a good idea to </text:span><text:span text:style-name="T33">automate to csv</text:span><text:span text:style-name="T39"> it too.</text:span></text:p>
      <text:p text:style-name="P17"/>
      <text:p text:style-name="P11"><text:span text:style-name="T9">- </text:span><text:span text:style-name="T34">Turn gameplay around from defender – attacker to only defender.</text:span></text:p>
      <text:p text:style-name="P11"/>
      <text:p text:style-name="P14"><text:span text:style-name="T34">- More balancing different effects </text:span><text:span text:style-name="T37">layered</text:span><text:span text:style-name="T34"> from different mechanics </text:span><text:span text:style-name="T40">&gt;&gt; complexity</text:span></text:p>
      <text:p text:style-name="P11"><text:span text:style-name="T36">Defender</text:span><text:span text:style-name="T34"> and </text:span><text:span text:style-name="T36">offensive</text:span><text:span text:style-name="T27"> </text:span><text:span text:style-name="T32">split </text:span><text:span text:style-name="T27">mechanics</text:span><text:span text:style-name="T34">. </text:span><text:span text:style-name="T42">2 - 2 atk, base, def, heal</text:span></text:p>
      <text:p text:style-name="P14"><text:span text:style-name="T8">Stuff like </text:span><text:span text:style-name="T26">food, satisfaction</text:span><text:span text:style-name="T8"> could be a bunch of meters that your units would need to have great </text:span><text:span text:style-name="T26">combat efficiency</text:span><text:span text:style-name="T8">.</text:span></text:p>
      <text:p text:style-name="P11"><text:span text:style-name="T30">Attributes</text:span><text:span text:style-name="T10"> like </text:span><text:span text:style-name="T27">elemental</text:span><text:span text:style-name="T10"> </text:span><text:span text:style-name="T35">resistances</text:span><text:span text:style-name="T10">, or clothing like </text:span><text:span text:style-name="T30">armor</text:span><text:span text:style-name="T10"> to reduce damage. </text:span><text:span text:style-name="T34">And </text:span><text:span text:style-name="T27">their counters</text:span><text:span text:style-name="T34">.</text:span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bb3af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9:01:49.120000000</meta:creation-date>
    <dc:date>2020-06-08T12:02:48.157000000</dc:date>
    <meta:editing-duration>PT52M39S</meta:editing-duration>
    <meta:editing-cycles>33</meta:editing-cycles>
    <meta:generator>LibreOffice/6.4.3.2$Windows_X86_64 LibreOffice_project/747b5d0ebf89f41c860ec2a39efd7cb15b54f2d8</meta:generator>
    <meta:document-statistic meta:table-count="0" meta:image-count="0" meta:object-count="0" meta:page-count="3" meta:paragraph-count="46" meta:word-count="466" meta:character-count="2769" meta:non-whitespace-character-count="2344"/>
  </office:meta>
</office:document-meta>
</file>